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199d00"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1ba400" draw:stroke="none" fo:margin="1.000000000000000pt" style:wrap="biggest" style:wrap-dynamic-threshold="0.000000000000000pt" svg:fill-rule="evenodd"/>
    </style:style>
    <style:style style:name="gr5" style:family="graphic">
      <style:graphic-properties draw:fill="solid" draw:fill-color="#1b9d00" draw:stroke="none" fo:margin="1.000000000000000pt" style:wrap="biggest" style:wrap-dynamic-threshold="0.000000000000000pt" svg:fill-rule="evenodd"/>
    </style:style>
    <style:style style:name="gr6" style:family="graphic">
      <style:graphic-properties draw:fill="solid" draw:fill-color="#259f00" draw:stroke="none" fo:margin="1.000000000000000pt" style:wrap="biggest" style:wrap-dynamic-threshold="0.000000000000000pt" svg:fill-rule="evenodd"/>
    </style:style>
    <style:style style:name="gr7" style:family="graphic">
      <style:graphic-properties draw:fill="solid" draw:fill-color="#2090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681" draw:layer="" svg:width="150.00000000000pt" svg:height="100.00000000000pt"/>
          <draw:path draw:style-name="gr3" draw:id="shape3" draw:name="path766" draw:layer="" svg:width="13.47071948906pt" svg:height="18.21137811599pt" svg:x="37.69572915625pt" svg:y="24.68593611179pt" svg:viewBox="0 0 13 18" svg:d="M0.10311 3.68189C-0.0667492 6.03176 -0.270619 10.167 1.67653 10.5911C4.03161 10.8234 2.73306 6.5038 3.58551 5.72052C3.74667 5.33343 4.04387 5.3314 4.0684 5.81966C4.0684 7.04093 4.0684 8.2624 4.0684 9.48367C4.04684 10.6751 4.8107 11.0261 5.40413 11.2723C6.02167 11.2234 6.43395 11.2445 6.67599 11.8607C6.77249 13.9733 6.86919 16.086 6.96568 18.1986C6.96568 18.1986 8.39791 18.619 8.46614 14.6338C8.53456 12.2939 8.01034 10.3351 8.31764 9.87988C8.3285 9.43257 8.88554 9.40581 9.27193 9.62378C9.88753 10.0691 10.1618 10.619 11.1184 10.3989C12.5742 9.98775 13.4491 9.26165 13.4707 8.11539C13.3857 7.02612 13.2667 5.93666 12.8063 4.84739C12.8706 4.64929 12.5253 4.13608 12.5894 3.93798C12.851 4.35812 13.249 4.32323 13.3397 3.93798C13.0919 3.10076 12.7075 2.29861 12.0842 1.95147C11.5691 1.48612 10.8153 1.58121 10.5393 2.55166C10.4113 3.66992 10.9323 4.99845 11.7265 6.08164C11.8952 6.50481 12.1321 7.20801 12.0278 7.84126C11.6052 8.08843 11.1827 7.98543 10.8287 7.6022C10.8287 7.6022 9.66998 6.71103 9.66998 6.51293C9.97748 4.49418 9.73819 4.26526 9.56774 3.70499C9.4487 2.93165 9.09079 2.68366 8.8009 2.15546C8.51102 1.84035 8.1189 1.84035 7.93145 2.15546C7.41929 3.06587 7.65817 5.02035 8.02814 5.89571C8.29549 6.70089 8.70402 7.20618 8.51102 7.20618C8.35204 7.6612 8.02339 7.55617 7.78432 7.03099C7.44302 5.94559 7.37461 4.32608 7.37461 3.59672C7.27218 2.69258 7.15966 0.764064 6.5793 0.273972C6.22534 -0.220377 5.70054 0.0207144 5.51724 0.471876C5.47907 1.36932 5.47512 2.26657 5.57359 3.09366C5.97165 4.54426 6.09662 5.81966 6.28981 7.30514C6.3434 9.29489 5.16783 8.16852 5.22162 7.18206C5.49272 5.90077 5.42233 3.88405 5.18148 3.37286C4.99046 2.86169 4.76503 2.73557 4.30054 2.81972C3.93176 2.79663 2.98281 3.8591 2.71645 5.62156C2.71645 5.62156 2.48924 6.52874 2.39236 7.33414C2.26204 8.24435 1.67772 8.88672 1.268 7.20618C0.913849 5.98471 0.696137 2.97768 0.103115 3.68189Z" koffice:nodeTypes="ccccccccccccccccccccccccccccccccccccccccc"/>
          <draw:path draw:style-name="gr3" draw:id="shape4" draw:name="path767" draw:layer="" svg:width="6.51464526974pt" svg:height="4.02279638748pt" svg:x="38.07298720000pt" svg:y="36.92232160000pt" svg:viewBox="0 0 7 4" svg:d="M6.51465 1.01141C4.30697 2.05012 2.17176 3.01907 0 4.0228C0.0794008 2.6016 3.09726 0.0361827 5.15538 0C6.4949 0.035942 6.15839 0.499538 6.51465 1.01141Z" koffice:nodeTypes="cccc"/>
          <draw:path draw:style-name="gr3" draw:id="shape5" draw:name="path768" draw:layer="" svg:width="19.34804621827pt" svg:height="25.94169907808pt" svg:x="41.10581601891pt" svg:y="24.69962276517pt" svg:viewBox="0 0 19 26" svg:d="M2.09205 15.4737C-1.14875 24.1256 9.68101 25.3313 10.8912 15.8281C11.0053 15.4382 11.4619 15.048 11.5419 15.6862C11.2906 24.2908 3.16491 24.882 1.78413 22.1751C1.44191 21.537 1.339 20.1187 1.3047 19.2675C1.09928 17.5775 0.243533 18.2274 0.106525 19.9057C-0.0304827 20.8394 0.00381857 21.0999 0.00381857 21.9981C0.437445 28.7943 10.9029 25.8749 12.6031 20.2606C13.5048 17.1518 12.4547 14.8591 12.9454 14.8706C13.984 16.0292 15.4332 15.0244 15.7528 14.6226C15.8898 14.4215 16.2324 14.2917 16.4719 14.5518C17.2821 15.1548 18.709 14.8706 19.0055 13.8069C19.1768 12.7669 19.3138 11.6913 19.348 10.5805C18.6858 10.7934 18.1953 10.9349 18.1498 11.2187C18.1039 11.5261 18.0585 11.8331 18.0128 12.1405C17.9558 12.4362 17.3847 12.4477 17.3621 12.0695C17.1111 10.8874 16.0726 10.7338 15.4449 12.5662C15.0225 12.9206 14.258 12.9917 14.1779 12.4598C14.2806 11.2306 13.8011 11.0649 12.8427 11.6442C12.5346 9.20936 12.2266 6.8809 11.9184 4.44607C12.3179 4.43418 12.6833 4.74137 13.0485 4.26866C12.6486 2.98051 11.8044 0.344644 11.3362 0.155524C11.108 -0.128063 10.9137 0.049151 10.6172 0.119993C10.1152 0.285505 9.6471 0.734603 9.79541 1.60939C10.3888 5.34428 10.777 8.19288 11.3705 11.928C11.4617 12.3654 11.108 12.944 10.6515 12.8851C9.87551 12.3414 9.682 11.2423 8.35772 11.2893C7.39907 11.3012 6.3032 12.3768 6.16659 13.4174C6.00678 14.2443 5.94948 15.1425 6.1662 15.8637C6.83993 16.7028 7.65009 16.6204 8.35772 16.4311C8.93966 16.183 9.4189 15.5801 9.6245 15.7218C9.76151 15.8992 9.6584 17.8845 6.88533 19.4094C5.20773 20.1895 3.87235 20.367 3.15381 18.9484C2.70869 18.062 3.18791 14.6934 2.09205 15.4737Z" koffice:nodeTypes="cccccccccccccccccccccccccccccccccc"/>
          <draw:path draw:style-name="gr3" draw:id="shape6" draw:name="path769" draw:layer="" svg:width="6.35985070842pt" svg:height="6.67575979745pt" svg:x="54.86192729735pt" svg:y="24.50547871949pt" svg:viewBox="0 0 6 7" svg:d="M2.41629 6.59282C3.09724 6.35481 6.32311 2.85359 6.32311 2.85359C6.15562 2.71757 6.00619 2.61558 5.8389 2.47956C5.65959 2.3323 5.67764 2.18506 5.8389 2.0376C6.63919 1.59584 6.38247 0.62688 5.96447 0.185121C5.27148 -0.109583 4.66815 -0.0133176 4.22608 0.202074C3.66467 0.71195 3.5335 1.52775 3.97557 2.03762C4.40581 2.23035 4.83564 2.64396 4.54881 2.87055C3.22903 4.20765 -0.384729 6.51351 0.0334736 6.59284C0.122717 6.70623 2.3449 6.70053 2.41629 6.59284Z" koffice:nodeTypes="ccccccccccc"/>
          <draw:path draw:style-name="gr3" draw:id="shape7" draw:name="path770" draw:layer="" svg:width="2.35711065148pt" svg:height="6.62142810237pt" svg:x="37.26222737222pt" svg:y="43.62604113720pt" svg:viewBox="0 0 2 7" svg:d="M0.909498 0.334449C-0.132071 2.30094 -0.222665 5.23882 0.351992 6.11471C0.657367 6.5285 1.15912 6.70977 1.53025 6.58017C2.1846 6.24388 2.47104 4.67255 2.31576 4.09781C2.09741 3.69269 1.92533 3.62853 1.70733 3.97307C1.24685 5.08105 1.05566 4.32101 1.01528 3.7018C0.944697 2.52754 1.03797 1.44603 1.14554 0.589631C1.26008 -0.28815 1.14355 -0.0198412 0.909498 0.334449Z" koffice:nodeTypes="cccccccc"/>
          <draw:path draw:style-name="gr3" draw:id="shape8" draw:name="path771" draw:layer="" svg:width="11.92639365389pt" svg:height="20.09714667124pt" svg:x="76.79391422008pt" svg:y="23.96765350471pt" svg:viewBox="0 0 12 20" svg:d="M11.6704 16.6102C10.5377 14.2179 8.96978 11.8538 8.47078 10.9456C7.97198 10.037 4.20563 4.67346 3.65115 4.0702C2.42766 2.64342 5.63792 4.66438 3.245 1.83171C2.33261 1.06359 2.27955 1.01685 1.5223 0.390129C1.14026 0.124103 0.207564 -0.361814 0.0423673 0.443582C-0.0406331 1.15373 0.0041809 1.53886 0.125769 2.13009C0.219018 2.52431 0.804238 3.18456 1.09203 3.56714C4.91324 8.60734 8.30156 13.6974 11.5691 20.0971C12.085 19.8566 11.9722 17.0105 11.6704 16.6102Z" koffice:nodeTypes="cccccccccc"/>
          <draw:path draw:style-name="gr3" draw:id="shape9" draw:name="path793" draw:layer="" svg:width="7.38817174889pt" svg:height="25.87219093561pt" svg:x="83.47475339542pt" svg:y="24.51521755058pt" svg:viewBox="0 0 7 26" svg:d="M0.0396871 24.553C-0.189782 24.8032 0.606318 25.8732 1.64099 25.8722C3.37133 25.6772 4.89456 24.7334 6.30492 22.2491C6.68205 21.6699 7.34498 20.4307 7.36444 19.4695C7.49637 13.8339 7.07388 9.44869 6.20427 5.37558C6.14854 4.97882 6.18249 4.51249 6.25169 4.39345C6.36372 4.26354 6.74376 4.39405 6.94526 4.07311C7.24101 3.77992 6.15994 1.35134 5.54361 0.415862C5.3247 -0.00180347 5.24849 -0.280716 4.88626 0.464941C4.5052 1.07103 4.24922 2.12857 4.27925 3.11673C5.10476 8.66585 5.35825 13.5204 5.89775 19.0697C5.94164 19.6064 5.86044 20.3862 5.49307 20.6972C4.13408 22.0751 2.17261 23.771 0.0396789 24.553Z" koffice:nodeTypes="cccccccccccccc"/>
          <draw:path draw:style-name="gr3" draw:id="shape10" draw:name="path794" draw:layer="" svg:width="6.24303847344pt" svg:height="25.08084132978pt" svg:x="105.32720931905pt" svg:y="25.59008155058pt" svg:viewBox="0 0 6 25" svg:d="M0.88633 23.5469C-0.255159 24.2467 -0.256496 25.0517 0.666447 25.0808C2.25704 24.8849 4.13643 24.7448 5.43289 22.669C5.77976 22.0872 6.19174 20.5142 6.20962 19.549C6.3309 13.8904 6.13996 9.66679 5.34056 5.57704C5.28934 5.17867 5.12315 4.26178 5.18673 4.14225C5.28973 3.8622 5.80832 4.1727 5.99355 3.85049C6.26541 3.55609 4.65121 1.35686 4.08465 0.417561C3.88342 -0.00181084 3.81336 -0.281862 3.4804 0.466841C3.13011 1.0754 3.00769 2.16714 3.148 3.12947C3.99136 9.17978 4.61922 13.7252 4.74868 19.0879C4.67615 19.5969 4.65805 19.8712 4.43304 20.5126C3.9352 21.1894 3.38368 22.0355 2.86643 22.4447C2.34937 22.8535 1.24614 23.2438 0.88633 23.5469Z" koffice:nodeTypes="cccccccccccccc"/>
          <draw:path draw:style-name="gr3" draw:id="shape11" draw:name="path795" draw:layer="" svg:width="3.74341992833pt" svg:height="21.25911335710pt" svg:x="103.30211844150pt" svg:y="25.12190035154pt" svg:viewBox="0 0 4 21" svg:d="M3.74339 18.6763C3.72992 17.2548 3.76274 16.0275 3.71762 14.9673C3.67273 13.9071 3.49257 13.0439 3.13979 12.2914C2.80592 11.4846 3.01323 10.8361 2.85644 9.97677C2.69984 9.11759 2.73846 7.83085 2.50171 6.81125C2.43677 6.41309 2.23785 5.13792 2.29928 5.01561C2.3958 4.73105 2.76342 5.02455 2.94302 4.69475C3.21194 4.38989 2.01027 1.15602 1.40064 0.232547C1.18145 -0.181424 0.78343 -0.039653 0.292573 0.633534C-0.162591 1.07651 0.00629318 2.08679 0.180053 3.04799C1.34916 9.39364 2.22127 15.1371 2.03094 21.1777C1.97259 21.6913 3.75545 19.6457 3.74336 18.6763Z" koffice:nodeTypes="ccccccccccccc"/>
          <draw:path draw:style-name="gr3" draw:id="shape12" draw:name="path796" draw:layer="" svg:width="3.97268547961pt" svg:height="4.86058379254pt" svg:x="95.33554529825pt" svg:y="30.93098709191pt" svg:viewBox="0 0 4 5" svg:d="M2.89607 4.86055C2.13848 4.84683 0.551793 3.40208 0.0887262 2.55558C-0.0862573 2.07001 0.0260612 1.59637 0.180332 1.31891C0.460786 1.13844 0.89232 0.935706 1.21496 1.13009C1.21496 1.13009 1.54945 1.59319 1.48476 1.65202C1.89841 1.84799 2.074 1.7353 2.11599 1.56875C2.14413 1.27737 1.99364 1.10365 1.99203 0.782661C2.16741 -0.0878942 3.17311 -0.223246 3.5518 0.331881C3.82904 0.670365 3.93069 1.38946 3.97269 1.87503C3.9679 2.12308 3.56224 1.83212 3.33162 1.89175C3.10079 1.95162 3.04534 2.21493 3.02746 2.45324C2.98568 3.08449 2.91013 4.09735 2.89607 4.86058Z" koffice:nodeTypes="ccccccccccccc"/>
          <draw:path draw:style-name="gr3" draw:id="shape13" draw:name="path797" draw:layer="" svg:width="3.49212836412pt" svg:height="22.72398427308pt" svg:x="80.55242074577pt" svg:y="24.70314810005pt" svg:viewBox="0 0 3 23" svg:d="M3.42096 20.4232C3.61666 18.5153 3.3486 15.1174 3.33074 13.9915C3.25898 11.3317 2.85063 6.19452 2.65624 5.33632C2.43718 3.71849 3.28177 5.51385 3.1648 4.57349C2.89093 2.95788 2.04861 1.86283 1.05842 0.38307C0.739158 -0.0982234 0.749892 -0.196413 0.256968 0.501091C-0.288513 1.81755 0.182368 2.72304 0.32327 3.74815C1.03733 7.08839 1.45398 10.162 1.64798 13.2002C1.84198 16.2387 1.9015 19.5236 1.72445 22.7236C2.25957 22.746 3.11998 21.8027 3.42097 20.4232Z" koffice:nodeTypes="ccccccccccc"/>
          <draw:path draw:style-name="gr3" draw:id="shape14" draw:name="path798" draw:layer="" svg:width="13.06692675507pt" svg:height="20.95145099977pt" svg:x="97.02907637929pt" svg:y="25.23890876204pt" svg:viewBox="0 0 13 21" svg:d="M12.7625 17.3348C11.4187 15.0328 9.39075 12.5397 8.84891 11.6126C8.30727 10.6854 3.72514 4.65 3.14125 4.04421C1.465 2.2465 3.91006 3.75165 2.82031 2.36308C1.89871 1.32999 1.62991 1.00565 0.841096 0.384402C0.445578 0.123399 0.205876 -0.374878 0.0759262 0.474357C0.0241936 1.22043 -0.0297767 2.0835 0.0193011 2.71238C0.0160929 3.0619 0.372984 3.71864 0.679177 4.10571C4.74332 9.20321 9.17609 14.4083 12.7447 20.9515C13.2524 20.6768 13.0836 17.7398 12.7625 17.3348Z" koffice:nodeTypes="cccccccccc"/>
          <draw:path draw:style-name="gr4" draw:id="shape15" draw:name="path799" draw:layer="" svg:width="1.62092961267pt" svg:height="1.19493323805pt" svg:x="48.69001836682pt" svg:y="37.81431266073pt" svg:viewBox="0 0 2 1" svg:d="M0.323084 0.231194C0.200148 0.416073 -0.0731873 0.655609 0.0184374 0.903514C0.210158 1.12652 0.363123 1.17169 0.682398 1.18381C0.959327 1.18381 1.34635 1.24004 1.42952 1.09968C1.57863 0.958651 1.69207 0.67086 1.56784 0.399151C1.27937 -0.219841 0.47374 0.0108711 0.323084 0.231238Z" koffice:nodeTypes="ccccccc"/>
          <draw:path draw:style-name="gr3" draw:id="shape16" draw:name="path800" draw:layer="" svg:width="55.44249685339pt" svg:height="7.55096128665pt" svg:x="47.54638160000pt" svg:y="68.71903296570pt" svg:viewBox="0 0 55 8" svg:d="M46.8147 2.17017C48.6145 2.23864 49.7924 2.25518 51.3932 2.4522C51.3932 2.4522 52.7735 2.31109 53.2665 2.23404C55.3502 2.02843 55.4425 5.31262 55.4425 5.31262C55.4196 7.23884 54.7009 7.33954 53.7835 7.54304C53.2593 7.61209 52.9838 7.21831 52.7084 6.79894C52.3625 6.94865 51.8925 6.97021 51.3229 6.88855C50.573 6.83995 49.8229 6.8431 49.0731 6.79455C48.2762 6.72193 47.8524 6.88039 47.0556 6.80776C46.8914 7.0745 46.678 7.44383 46.1906 7.3249C45.7852 7.27862 45.3049 6.10113 45.4463 5.20607C45.739 4.56415 45.6587 4.77059 45.6281 4.48856C38.2695 4.29469 30.8406 3.95529 23.6226 4.05224C17.9749 4.0765 12.3972 4.31897 6.81955 4.56143C3.84331 4.51282 1.57019 4.02795 0 1.65222C0.140665 1.65222 7.59291 2.08855 9.77252 1.94304C13.8033 1.89443 17.4824 1.55528 21.5836 1.43406C29.6687 1.57936 37.6836 1.57958 45.7687 2.1612C44.9954 1.61391 44.9677 0.321048 46.158 0.00510231C46.2592 -0.0669356 46.3114 0.647877 46.4895 0.634475C47.4418 0.560526 47.0242 1.8951 46.8147 2.1702Z" koffice:nodeTypes="cccccccccccccccccccccc"/>
          <draw:path draw:style-name="gr3" draw:id="shape17" draw:name="path801" draw:layer="" svg:width="17.74160530203pt" svg:height="10.12744363505pt" svg:x="61.45438335853pt" svg:y="23.65473703908pt" svg:viewBox="0 0 18 10" svg:d="M0.386571 2.6547C-0.825047 6.00156 1.08064 9.66254 2.40193 9.30606C3.35518 9.68749 3.96218 7.93485 4.35245 6.01471C4.61943 5.47583 4.82117 5.41838 4.95825 5.69537C4.92303 8.24879 5.14799 8.81438 5.82725 9.58944C7.34246 10.7193 8.59592 9.73374 8.69418 9.63856C8.79244 9.54359 9.87398 8.49831 9.87398 8.49831C10.1366 8.23138 10.4862 8.21571 10.857 8.45095C11.2175 8.76759 11.1669 9.3146 11.9386 9.69392C12.588 9.94493 13.9766 9.75197 14.2982 9.21111C14.731 8.49408 14.835 8.24785 15.0355 7.97588C15.3445 7.5784 15.8712 7.75519 15.8712 7.88073C15.822 8.10239 15.5127 8.32425 15.7237 8.72348C16.0911 8.98983 16.176 8.81845 16.3934 8.75925C17.1621 8.40412 17.7393 6.78804 17.7393 6.78804C17.7733 6.18687 17.4247 6.23658 17.1985 6.36037C16.9036 6.53465 16.8843 6.59036 16.5893 6.76463C16.2135 6.8186 15.4843 7.05942 15.124 6.51995C14.7558 5.87139 14.7509 4.96654 14.4695 4.31236C14.4695 4.26477 13.9812 3.28199 14.4357 3.21913C14.665 3.26035 15.1543 3.38547 15.2322 2.9872C15.4727 2.599 14.717 1.49975 14.1999 0.944236C13.751 0.468015 13.1289 0.410567 12.5286 0.896874C12.108 1.27077 12.1685 1.68857 12.0861 2.08452C11.979 2.53926 12.0018 3.09865 12.4794 3.69982C12.899 4.49964 13.6648 5.52964 13.4134 6.97802C13.4134 6.97802 12.966 7.66255 12.1868 7.573C11.8619 7.50453 11.3352 7.37125 11.0538 5.36271C10.8408 3.84237 11.104 1.71525 10.4364 0.717951C10.1952 0.115818 10.0191 -0.465627 9.43148 0.564182C9.27357 0.968634 8.59591 1.58238 9.08744 2.84468C9.48952 3.64508 9.65323 4.94761 9.4707 6.39677C9.19211 6.80857 9.13027 6.94804 8.76502 7.35983C8.25188 7.89312 7.69511 7.75695 7.26861 7.55792C6.87014 7.29833 6.55814 7.16409 6.37622 6.33952C6.40904 5.02518 6.48489 2.8737 6.23632 2.4172C5.86987 1.71023 5.26546 1.96595 5.00729 2.17949C3.76685 3.27563 3.15403 5.12518 2.77958 6.59794C2.43555 7.67125 2.0695 7.36371 1.81213 6.93062C1.18551 6.36311 1.14308 1.92513 0.386567 2.65474Z" koffice:nodeTypes="ccccccccccccccccccccccccccccccccccccccccc"/>
          <draw:path draw:style-name="gr3" draw:id="shape18" draw:name="path802" draw:layer="" svg:width="30.45306519910pt" svg:height="16.07702243496pt" svg:x="51.82793222538pt" svg:y="33.62613350430pt" svg:viewBox="0 0 30 16" svg:d="M13.7932 0.3676C14.3515 -0.0140852 14.0905 -0.280894 14.9254 0.52483C15.9708 2.24997 16.6427 4.48403 16.7434 6.46342C16.6994 6.95118 17.0556 7.25993 17.2185 7.15388C17.3154 6.00881 20.2002 4.41325 22.8457 4.17997C23.2503 4.09508 23.0534 3.3468 23.1194 2.96512C22.9608 1.54756 23.9447 0.257033 25.3238 0.154114C27.2006 0.421903 27.8254 1.38916 27.8571 2.86554C27.6544 5.69985 24.5954 6.18035 22.8767 6.40638C22.6131 6.50263 22.5032 6.62007 22.8767 6.75886L30.078 6.79045L30.4454 6.9953C30.4895 7.16096 30.3404 7.02276 30.0561 7.47461C29.7719 7.92649 29.3528 8.96843 29.331 9.66418C27.1854 10.3301 24.9663 10.6219 22.7109 10.8851C21.9272 11.2676 21.5389 11.7773 21.6998 12.3509C21.9634 12.987 23.6991 13.6226 23.6991 13.6528C24.0288 13.8523 24.4187 14.318 23.6059 15.272C20.0932 15.1229 17.3712 13.68 16.4289 11.6435C16.1448 11.4311 15.839 11.642 15.643 11.9176C14.2717 13.624 12.9223 15.1607 10.5841 15.9764C9.18979 16.3126 7.76239 15.77 7.08828 14.8886C6.63698 14.3869 6.65425 13.8332 6.48852 13.7132C5.735 14.0349 -0.750101 16.6945 0.0718603 15.4556C1.65018 13.8251 4.38253 12.6273 6.79561 11.0181C6.96967 10.4789 7.28631 8.65477 8.23948 8.06077C8.29452 8.06544 8.08836 9.13193 8.10909 9.58184C8.11985 9.95115 8.08106 10.0959 8.16473 10.0007C8.32762 9.90058 11.2555 7.67987 11.4818 6.99883C11.7674 6.60832 11.5676 5.61931 11.5676 5.58931C11.0184 4.22332 10.2482 4.10726 9.9626 3.42857C9.70548 2.527 9.82185 1.49779 10.3558 1.21098C10.8299 0.795582 11.3915 0.846945 11.9093 1.30097C12.5008 1.81223 13.0261 2.81145 13.1779 3.5558C13.0764 3.85025 12.4041 3.36016 12.1708 3.50624C12.5837 3.91891 12.7764 4.39489 12.9255 4.97732C13.307 6.53642 13.1905 7.14256 12.8066 8.15079C11.5066 10.7891 9.84521 11.5763 8.3916 12.5536C8.35281 12.5669 8.32701 13.2231 8.87377 13.5779C9.06224 13.7689 9.82043 13.8669 10.7121 13.5912C12.4347 12.6844 14.2233 11.014 15.1111 9.15292C15.3689 7.74516 15.0114 6.25253 14.6321 4.95083C14.0608 3.67853 13.388 1.86205 13.388 1.83206C13.3658 1.03868 13.4326 0.763444 13.7932 0.367639Z" koffice:nodeTypes="ccccccccccccccccccccccccccccccccccccccccccccc"/>
          <draw:path draw:style-name="gr3" draw:id="shape19" draw:name="path803" draw:layer="" svg:width="2.76389203084pt" svg:height="2.32637915159pt" svg:x="46.23176377068pt" svg:y="24.48797827982pt" svg:viewBox="0 0 3 2" svg:d="M0.55055 2.12591C1.34019 2.549 2.82466 2.36899 2.76197 0.938391C2.76197 0.81186 2.73334 0.383768 2.72211 0.267893C2.56093 -0.153892 2.12113 -0.0497501 2.02148 0.385727C1.99013 0.52835 2.07739 0.760549 1.96246 0.8323C1.89648 0.907106 1.64416 0.863189 1.65461 0.46791C1.65461 0.342026 1.57199 0.206582 1.52226 0.126789C1.47234 0.0900337 1.44061 0.0798526 1.35025 0.0798526C1.24015 0.0850294 1.24189 0.117039 1.18152 0.220956C1.15599 0.326832 1.12058 0.430326 1.12058 0.550334C1.10684 0.691006 1.05962 0.741231 0.967522 0.761878C0.864586 0.761878 0.887805 0.774734 0.80441 0.714941C0.754874 0.654026 0.692959 0.630817 0.692959 0.526883C0.692959 0.419264 0.671289 0.245115 0.642456 0.174019C0.598725 0.109222 0.528489 0.0792227 0.449351 0.0564014C0.0180568 0.058127 -0.0117413 0.6108 0.0130257 0.820609C-0.0192865 0.860212 -0.0376694 1.85159 0.550547 2.12596Z" koffice:nodeTypes="cccccccccccccccccc"/>
          <draw:path draw:style-name="gr3" draw:id="shape20" draw:name="path804" draw:layer="" svg:width="2.90350254666pt" svg:height="2.30304676203pt" svg:x="70.34665336315pt" svg:y="34.69514694374pt" svg:viewBox="0 0 3 2" svg:d="M0.564274 2.11523C1.37361 2.53619 3.30008 2.29391 2.83086 0.933682C2.83086 0.807778 2.80151 0.381847 2.79 0.266546C2.62481 -0.153118 2.17403 -0.0495012 2.07189 0.383796C2.03976 0.525701 2.12921 0.756733 2.01141 0.828115C1.94378 0.902545 1.68517 0.858849 1.69588 0.465565C1.69588 0.340314 1.6112 0.205543 1.56023 0.126151C1.50907 0.0895799 1.47654 0.0794499 1.38393 0.0794499C1.27108 0.0846008 1.27287 0.11645 1.21099 0.219845C1.18482 0.325196 1.14853 0.428162 1.14853 0.547575C1.13445 0.687532 1.08606 0.737503 0.991655 0.758055C0.886152 0.758055 0.90995 0.770847 0.824475 0.711354C0.773704 0.650746 0.710244 0.627653 0.710244 0.524233C0.710244 0.417156 0.688034 0.243882 0.658481 0.173144C0.61366 0.108673 0.541671 0.0788318 0.460559 0.0561167C0.0185064 0.0578336 -0.0120342 0.607737 0.0133506 0.816483C-0.0197675 0.855887 -0.038609 1.84228 0.564279 2.11529Z" koffice:nodeTypes="cccccccccccccccccc"/>
          <draw:path draw:style-name="gr3" draw:id="shape21" draw:name="path805" draw:layer="" svg:width="2.76404011921pt" svg:height="2.32638819475pt" svg:x="84.40849673681pt" svg:y="30.47048227982pt" svg:viewBox="0 0 3 2" svg:d="M0.550633 2.12591C1.3403 2.54902 2.82481 2.36899 2.76212 0.938402C2.76212 0.811862 2.73347 0.383778 2.72226 0.267894C2.56107 -0.153892 2.12125 -0.0497502 2.02161 0.385728C1.99028 0.528359 2.07751 0.76055 1.96256 0.832302C1.89659 0.907107 1.64424 0.86319 1.6547 0.46791C1.6547 0.342035 1.57207 0.206582 1.52234 0.126789C1.47243 0.0900339 1.44069 0.0798527 1.35032 0.0798527C1.24023 0.0850296 1.24197 0.11704 1.1816 0.220957C1.15603 0.326841 1.12063 0.430326 1.12063 0.550343C1.10688 0.691008 1.05966 0.741232 0.967576 0.761888C0.864633 0.761888 0.887854 0.774744 0.804453 0.714951C0.754924 0.654036 0.693001 0.630827 0.693001 0.526884C0.693001 0.419265 0.671346 0.245115 0.642473 0.17402C0.598703 0.109222 0.528502 0.0792315 0.449363 0.0564015C0.0180602 0.0581271 -0.0117418 0.610809 0.0130305 0.820611C-0.0192979 0.860214 -0.0376506 1.85159 0.550564 2.12597Z" koffice:nodeTypes="cccccccccccccccccc"/>
          <draw:path draw:style-name="gr3" draw:id="shape22" draw:name="path806" draw:layer="" svg:width="12.22163982836pt" svg:height="25.28003623933pt" svg:x="91.36613100762pt" svg:y="25.11733625173pt" svg:viewBox="0 0 12 25" svg:d="M0.907431 18.0346C-0.539437 19.6594 0.0985588 22.3467 0.425279 22.9256C0.902344 23.8766 1.28644 24.4866 2.21473 24.9568C3.06024 25.577 3.71898 25.1894 4.08212 24.7552C4.9329 23.8766 4.94308 21.6336 5.34243 21.189C5.62258 20.3726 6.3279 20.5119 6.67029 20.8738C7.0021 21.3492 7.39291 21.6557 7.88035 21.9143C8.67397 22.6119 9.6216 22.7394 10.5551 22.1037C11.1932 21.7471 11.608 21.2863 11.9815 20.3716C12.3965 19.2657 12.1652 14.1559 12.0823 11.1274C12.0503 10.8898 11.2574 6.96262 11.2574 6.91884C11.2574 6.87483 11.1527 4.91461 11.0654 4.44756C11.0502 4.25802 11.0029 4.2035 11.2023 4.22761C11.4137 4.40479 11.4426 4.41594 11.5746 4.47432C11.7881 4.51326 11.979 4.1514 11.8502 3.81834C11.1901 2.6051 10.5299 1.39166 9.86979 0.178416C9.71091 0.0225347 9.50564 -0.148761 9.25357 0.222421C9.0127 0.432837 8.75616 0.813737 8.7641 1.30329C8.82272 2.16583 8.97486 3.04358 9.03346 3.90613C9.29752 5.38249 9.56179 6.85905 9.82585 8.33541C10.0753 11.4928 10.1377 14.0769 10.3871 17.2343C10.3522 18.5712 9.9351 19.7368 9.54388 19.9051C9.54388 19.9051 8.94862 20.2489 8.54948 19.8692C8.25915 19.753 7.09711 17.9395 7.09711 17.9395C6.50307 17.3969 6.11144 17.552 5.68869 17.9395C4.52298 19.0612 3.99545 21.1594 3.20326 22.6067C2.999 22.9296 2.42164 23.2061 1.78202 22.5831C0.157552 20.3717 1.10966 17.2257 0.907431 18.0347Z" koffice:nodeTypes="ccccccccccccccccccccccccccccc"/>
          <draw:path draw:style-name="gr3" draw:id="shape23" draw:name="path807" draw:layer="" svg:width="2.08003440337pt" svg:height="4.65114538019pt" svg:x="84.43119793425pt" svg:y="24.71656783265pt" svg:viewBox="0 0 2 5" svg:d="M0.938286 0.0248293C1.6899 0.357411 2.22008 1.96731 2.04719 2.75334C1.89753 3.72567 1.49891 4.77581 1.21233 4.63908C0.900872 4.51693 1.4247 3.67263 1.12537 2.7866C0.95905 2.2099 -0.0665957 1.15627 0.0413413 0.845643C-0.170413 0.194817 0.477372 -0.0899478 0.938286 0.0248293Z" koffice:nodeTypes="cccccc"/>
          <draw:path draw:style-name="gr3" draw:id="shape24" draw:name="path808" draw:layer="" svg:width="3.77843164862pt" svg:height="21.35440812456pt" svg:x="90.79909754773pt" svg:y="24.87533866796pt" svg:viewBox="0 0 4 21" svg:d="M3.73125 18.7802C3.8819 17.014 3.6276 15.937 3.58234 14.8989C3.53724 13.8607 2.42403 5.93967 2.19833 5.15418C1.92599 3.66899 3.28042 4.95498 3.1325 4.09123C2.66385 3.00226 1.4977 1.41659 1.13152 0.470618C0.911299 0.0652597 1.00378 -0.295212 0.510632 0.36397C0.0533449 1.87954 -0.105349 3.11825 0.0692142 4.05945C1.24378 10.2731 2.44833 15.4394 2.2571 21.3544C2.81411 21.3583 3.45616 20.0625 3.73125 18.7802Z" koffice:nodeTypes="ccccccccc"/>
          <draw:path draw:style-name="gr3" draw:id="shape25" draw:name="path809" draw:layer="" svg:width="1.69100408885pt" svg:height="4.36117302114pt" svg:x="106.39184188311pt" svg:y="27.25551645959pt" svg:viewBox="0 0 2 4" svg:d="M0.771373 0.0232411C1.38918 0.335198 1.75102 2.08253 1.6828 2.58163C1.55991 3.49342 1.23218 4.47807 0.996586 4.34986C0.740603 4.23539 1.04793 2.99771 0.925011 2.61289C0.788395 2.07218 -0.0546281 1.08414 0.0339761 0.792885C-0.140077 0.182705 0.392468 -0.084266 0.771344 0.0232411Z" koffice:nodeTypes="ccccccc"/>
          <draw:path draw:style-name="gr3" draw:id="shape26" draw:name="path810" draw:layer="" svg:width="1.54116073391pt" svg:height="3.94161603720pt" svg:x="56.49668743799pt" svg:y="40.52142893062pt" svg:viewBox="0 0 2 4" svg:d="M0.701082 0.0293767C1.26523 0.310591 1.59596 1.88647 1.53368 2.33682C1.42113 3.15896 1.12171 4.04696 0.906883 3.93143C0.672946 3.82813 0.953785 2.71185 0.841414 2.36479C0.793815 1.523 0.0107698 1.08721 0.0272273 0.723505C-0.118941 0.055025 0.354777 -0.067898 0.701086 0.0293767Z" koffice:nodeTypes="ccccccc"/>
          <draw:path draw:style-name="gr5" draw:id="shape27" draw:name="path811" draw:layer="" svg:width="4.41394507240pt" svg:height="3.90495396933pt" svg:x="69.00505158139pt" svg:y="42.27343731251pt" svg:viewBox="0 0 4 4" svg:d="M3.58761 0.333039C4.36701 0.38505 4.75643 1.02817 4.02646 1.29786C3.30634 1.55719 2.61426 1.75975 2.61104 2.85404C2.87734 4.37895 2.24568 3.8557 1.86895 3.64855C1.42499 3.31334 0.179078 2.50627 0.00160593 0.763465C-0.0251004 0.347583 0.283251 -0.00237498 0.779682 1.21406e-05C1.52746 0.213731 2.63074 0.229271 3.58761 0.333039Z" koffice:nodeTypes="ccccccc"/>
          <draw:path draw:style-name="gr3" draw:id="shape28" draw:name="path812" draw:layer="" svg:width="1.52528186522pt" svg:height="3.16385727959pt" svg:x="39.32591403926pt" svg:y="24.27566532837pt" svg:viewBox="0 0 2 3" svg:d="M0.690922 0.0169195C1.51904 0.271141 1.56798 1.51071 1.50689 1.87305C1.39651 2.53442 1.10322 3.24869 0.892496 3.15564C0.663283 3.07264 0.883518 2.17478 0.773486 1.89546C0.650784 1.50318 -0.048994 0.786587 0.0304022 0.575388C-0.125398 0.132558 0.351507 -0.0612519 0.690922 0.0169195Z" koffice:nodeTypes="cccccc"/>
          <draw:path draw:style-name="gr3" draw:id="shape29" draw:name="path813" draw:layer="" svg:width="2.14201597710pt" svg:height="2.58951149133pt" svg:x="58.06848557954pt" svg:y="30.74732040510pt" svg:viewBox="0 0 2 3" svg:d="M0.655248 0.110293C0.0404953 0.475878 -0.197979 1.56572 0.184773 2.20025C0.542314 2.75911 1.10698 2.55197 1.18227 2.55197C1.7846 2.63476 2.14197 1.31043 2.14197 1.31043C2.14197 1.31043 2.16087 0.93811 1.44562 1.64175C1.14463 1.70374 1.10698 1.57954 1.0317 1.39322C0.969015 1.04843 0.981454 0.703619 1.12573 0.358637C1.23236 0.027695 1.00019 -0.117262 0.655248 0.110293Z" koffice:nodeTypes="cccccccc"/>
          <draw:path draw:style-name="gr3" draw:id="shape30" draw:name="path814" draw:layer="" svg:width="1.38198909308pt" svg:height="3.09968437139pt" svg:x="63.15612903690pt" svg:y="23.62174687074pt" svg:viewBox="0 0 1 3" svg:d="M0.951444 0.136516C0.647466 0.385683 0.0425331 1.15205 0.0240997 2.035C0.00566568 2.53313 -0.070243 2.53169 0.196531 2.84869C0.389239 3.18843 0.583621 3.15789 0.972558 2.9087C1.19593 2.70748 1.2715 2.57389 1.34674 2.2364C1.43941 1.67044 0.857437 2.50483 0.783367 1.87494C0.653834 1.29012 1.02752 1.05079 1.37925 0.484835C1.39098 0.0971494 1.38411 -0.17743 0.951444 0.136492Z" koffice:nodeTypes="ccccccccc"/>
          <draw:path draw:style-name="gr3" draw:id="shape31" draw:name="path815" draw:layer="" svg:width="1.96336839111pt" svg:height="3.82787062403pt" svg:x="68.36715264210pt" svg:y="23.82497757213pt" svg:viewBox="0 0 2 4" svg:d="M0.462637 0.804281C0.241751 1.19754 -0.0229189 3.25171 0.021145 3.25171C-0.155113 3.86378 0.81572 4.12565 1.25721 3.33891C1.91903 1.89659 1.91903 1.28474 1.96337 0.672888C1.75718 -0.259126 0.977572 -0.229983 0.462637 0.804272Z" koffice:nodeTypes="cccccc"/>
          <draw:path draw:style-name="gr3" draw:id="shape32" draw:name="path816" draw:layer="" svg:width="4.84003229707pt" svg:height="4.42821867951pt" svg:x="96.19738239257pt" svg:y="35.82978350224pt" svg:viewBox="0 0 5 4" svg:d="M0.240014 2.95855C0.344013 2.85908 4.53658 0.00905087 4.53658 0.00905087C4.96389 -0.134549 4.87142 1.47828 4.67518 1.46726C4.75588 1.78754 0.540482 4.52727 0.240014 4.41677C0.032236 4.56036 -0.175761 3.31214 0.240014 2.95855Z" koffice:nodeTypes="ccccc"/>
          <draw:path draw:style-name="gr3" draw:id="shape33" draw:name="path817" draw:layer="" svg:width="1.42170265979pt" svg:height="4.24369043134pt" svg:x="99.08252004872pt" svg:y="38.59795378581pt" svg:viewBox="0 0 1 4" svg:d="M0.682111 0.0200172C1.24859 0.327751 1.47413 2.13849 1.41159 2.63082C1.43162 3.58837 0.865665 4.35649 0.649648 4.23002C0.41493 4.1171 0.67022 3.04125 0.557525 2.66164C0.432264 2.12827 -0.0487324 1.12466 0.0325107 0.837353C-0.127082 0.235447 0.334705 -0.0860247 0.682111 0.0200172Z" koffice:nodeTypes="cccccc"/>
          <draw:path draw:style-name="gr3" draw:id="shape34" draw:name="path818" draw:layer="" svg:width="5.02378088303pt" svg:height="2.94588719405pt" svg:x="77.09006541329pt" svg:y="46.08047661906pt" svg:viewBox="0 0 5 3" svg:d="M0.145878 0.993764C0.442959 0.609822 1.36063 0.0572813 1.38142 0.0572813C1.80478 -0.130094 2.21844 0.204107 2.19336 0.182132C2.26385 0.556683 1.92542 0.905272 2.03138 1.40488C2.12401 1.60623 2.19178 1.82976 2.60904 1.74446C3.28725 1.27263 3.91552 1.24226 4.59373 1.2121C5.11356 1.23984 5.13412 2.01794 4.80542 2.02374C3.55316 2.26445 2.99197 2.56089 2.0978 2.86273C1.67421 3.08107 1.3107 2.80398 1.3107 2.77284C1.3107 2.74168 1.06287 2.56029 1.23592 2.06409C1.26665 1.66616 1.08546 1.44802 0.710669 1.49317C0.428273 1.6282 0.179538 1.7177 0.0383394 1.43062C-0.0172378 1.21867 -0.0353123 1.1156 0.145876 0.993744Z" koffice:nodeTypes="cccccccccccccc"/>
          <draw:path draw:style-name="gr3" draw:id="shape35" draw:name="path819" draw:layer="" svg:width="2.67451800621pt" svg:height="3.28953592165pt" svg:x="103.06100090690pt" svg:y="47.03767692621pt" svg:viewBox="0 0 3 3" svg:d="M0.793426 1.15624C0.947604 1.37387 1.04734 1.57525 0.781038 1.93284C0.52865 2.18933 0.350877 2.33054 0.09849 2.58701C-0.0206598 2.81246 -0.0967998 3.15443 0.267697 3.26335C0.940735 3.47317 2.49693 2.35376 2.49693 2.33033C2.74933 2.12051 2.66519 1.72407 2.64407 1.72407C2.49693 1.53747 2.16536 1.64826 1.9423 1.61811C1.83608 1.61811 1.48777 1.55964 1.65355 1.21766C1.79192 1.00489 1.84142 0.874647 1.93524 0.612468C2.04031 0.355993 1.95012 0.184797 1.57151 0.0448478C1.18589 -0.0328084 1.03191 0.00597779 0.604216 0.0448478C0.372956 0.0992994 0.293969 0.213933 0.251903 0.524868C0.268445 0.996443 0.527132 0.969636 0.79341 1.15624Z" koffice:nodeTypes="cccccccccccccc"/>
          <draw:path draw:style-name="gr6" draw:id="shape36" draw:name="path820" draw:layer="" svg:width="5.04170700008pt" svg:height="5.00004400010pt" draw:transform="matrix(0.21812527000 0.12616392000 -0.07569855000 0.13087526000 76.35577355388pt 36.03742658021pt)" svg:viewBox="0 0 5 5" svg:d="M5.04171 2.50002C5.04171 3.88075 3.91308 5.00004 2.52085 5.00004C1.12862 5.00004 0 3.88075 0 2.50002C0 1.1193 1.12862 0 2.52085 0C3.91308 0 5.04171 1.1193 5.04171 2.50002Z" koffice:nodeTypes="ccccc"/>
          <draw:path draw:style-name="gr6" draw:id="shape37" draw:name="path821" draw:layer="" svg:width="5.04170700008pt" svg:height="5.00004400010pt" draw:transform="matrix(0.07982404000 0.17527285000 -0.14340417000 0.03512281000 59.88916755375pt 25.53998618015pt)" svg:viewBox="0 0 5 5" svg:d="M5.04171 2.50002C5.04171 3.88075 3.91308 5.00004 2.52085 5.00004C1.12862 5.00004 0 3.88075 0 2.50002C0 1.1193 1.12862 0 2.52085 0C3.91308 0 5.04171 1.1193 5.04171 2.50002Z" koffice:nodeTypes="ccccc"/>
          <draw:path draw:style-name="gr7" draw:id="shape38" draw:name="path822" draw:layer="" svg:width="5.54418220179pt" svg:height="1.08603631861pt" svg:x="94.14865331512pt" svg:y="73.23644160000pt" svg:viewBox="0 0 6 1" svg:d="M0.225823 1.66741e-05C1.98147 0.0928748 3.63091 0.0216097 5.38654 0.114509C5.70453 0.407574 5.47743 1.12732 5.26543 1.07563C4.69456 1.06004 4.36571 1.04478 3.79484 1.02919C3.77531 0.422897 2.34809 0.522475 2.38917 1.04853C1.61851 1.14895 0.923433 1.01936 0.152775 0.988425C-0.0751146 0.680871 -0.0458537 0.127098 0.225831 0Z" koffice:nodeTypes="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0:11</dc:date>
    <meta:creation-date>2011-05-22T06:10:13</meta:creation-date>
    <dc:creator>Yue Liu</dc:creator>
  </office:meta>
</office:document-meta>
</file>